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0822" officeooo:paragraph-rsid="001e0822" style:font-weight-asian="bold" style:font-weight-complex="bold"/>
    </style:style>
    <style:style style:name="P2" style:family="paragraph" style:parent-style-name="Standard">
      <style:text-properties officeooo:rsid="001e0822" officeooo:paragraph-rsid="001e0822"/>
    </style:style>
    <style:style style:name="P3" style:family="paragraph" style:parent-style-name="Standard">
      <style:text-properties fo:font-weight="bold" officeooo:rsid="001e0822" officeooo:paragraph-rsid="001e0822" style:font-weight-asian="bold" style:font-weight-complex="bold"/>
    </style:style>
    <style:style style:name="P4" style:family="paragraph" style:parent-style-name="Standard" style:list-style-name="L1">
      <style:text-properties fo:font-weight="bold" officeooo:rsid="001e0822" officeooo:paragraph-rsid="001e0822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diagram code for dbdiagram.io (version 3)</text:p>
      <text:p text:style-name="P2"/>
      <text:p text:style-name="P2">// Use DBML to define your database structure</text:p>
      <text:p text:style-name="P2">// Docs: <text:a xlink:type="simple" xlink:href="https://dbml.dbdiagram.io/docs" text:style-name="Internet_20_link" text:visited-style-name="Visited_20_Internet_20_Link">https://dbml.dbdiagram.io/docs</text:a></text:p>
      <text:p text:style-name="P2"/>
      <text:p text:style-name="P3">changes to last version:</text:p>
      <text:list text:style-name="L1">
        <text:list-item>
          <text:p text:style-name="P4">new table: favourites</text:p>
        </text:list-item>
        <text:list-item>
          <text:p text:style-name="P4">new column in product_reviews table: product_id</text:p>
        </text:list-item>
      </text:list>
      <text:p text:style-name="P2"/>
      <text:p text:style-name="P2">Table customers {</text:p>
      <text:p text:style-name="P2"><text:s text:c="2"/>C_ID integer [primary key]</text:p>
      <text:p text:style-name="P2"><text:s text:c="2"/>first_name varchar</text:p>
      <text:p text:style-name="P2"><text:s text:c="2"/>surname varchar</text:p>
      <text:p text:style-name="P2"><text:s text:c="2"/>email_address varchar</text:p>
      <text:p text:style-name="P2"><text:s text:c="2"/>password varchar</text:p>
      <text:p text:style-name="P2"><text:s text:c="2"/>tel_no integer</text:p>
      <text:p text:style-name="P2"><text:s text:c="2"/>shipping_address varchar</text:p>
      <text:p text:style-name="P2"><text:s text:c="2"/>billing_address varchar</text:p>
      <text:p text:style-name="P2"><text:s text:c="2"/>date_joined datetime</text:p>
      <text:p text:style-name="P2"/>
      <text:p text:style-name="P2">}</text:p>
      <text:p text:style-name="P2"/>
      <text:p text:style-name="P2">Table admin {</text:p>
      <text:p text:style-name="P2"><text:s text:c="2"/>A_ID integer [primary key]</text:p>
      <text:p text:style-name="P2"><text:s text:c="2"/>first_name varchar</text:p>
      <text:p text:style-name="P2"><text:s text:c="2"/>surname varchar</text:p>
      <text:p text:style-name="P2"><text:s text:c="2"/>email_address varchar</text:p>
      <text:p text:style-name="P2"><text:s text:c="2"/>password varchar</text:p>
      <text:p text:style-name="P2"><text:s text:c="2"/>date_joined datetime</text:p>
      <text:p text:style-name="P2">}</text:p>
      <text:p text:style-name="P2"/>
      <text:p text:style-name="P2">Table products {</text:p>
      <text:p text:style-name="P2"><text:s text:c="2"/>P_ID integer [primary key]</text:p>
      <text:p text:style-name="P2"><text:s text:c="2"/>p_name varchar</text:p>
      <text:p text:style-name="P2"><text:s text:c="2"/>description text</text:p>
      <text:p text:style-name="P2"><text:s text:c="2"/>categories list</text:p>
      <text:p text:style-name="P2"><text:s text:c="2"/>colours list</text:p>
      <text:p text:style-name="P2"><text:s text:c="2"/>photo image</text:p>
      <text:p text:style-name="P2"><text:s text:c="2"/>sizes list</text:p>
      <text:p text:style-name="P2"><text:s text:c="2"/>price decimal</text:p>
      <text:p text:style-name="P2"><text:s text:c="2"/>sustainability bool [note: 'for products classed as relatively sustainable overall']</text:p>
      <text:p text:style-name="P2"><text:s text:c="2"/>overall_stock_status bool [note: 'For product overall rather than individual sizes.']</text:p>
      <text:p text:style-name="P2">}</text:p>
      <text:p text:style-name="P2"/>
      <text:p text:style-name="P2">Table cart {</text:p>
      <text:p text:style-name="P2"><text:s text:c="2"/>cart_ID integer</text:p>
      <text:p text:style-name="P2"><text:s text:c="2"/>P_ID integer</text:p>
      <text:p text:style-name="P2"><text:s text:c="2"/>size quantity</text:p>
      <text:p text:style-name="P2"><text:s text:c="2"/>quantity integer</text:p>
      <text:p text:style-name="P2"><text:s text:c="2"/>price decimal</text:p>
      <text:p text:style-name="P2">}</text:p>
      <text:p text:style-name="P2"/>
      <text:p text:style-name="P2"><text:soft-page-break/>Table favourites {</text:p>
      <text:p text:style-name="P2"><text:s text:c="2"/>favourite_ID integer</text:p>
      <text:p text:style-name="P2"><text:s text:c="2"/>C_ID integer</text:p>
      <text:p text:style-name="P2"><text:s text:c="2"/>P_ID integer</text:p>
      <text:p text:style-name="P2"><text:s text:c="2"/>added datetime</text:p>
      <text:p text:style-name="P2">}</text:p>
      <text:p text:style-name="P2"/>
      <text:p text:style-name="P2">Table inventory {</text:p>
      <text:p text:style-name="P2"><text:s text:c="2"/>I_ID integer [primary key]</text:p>
      <text:p text:style-name="P2"><text:s text:c="2"/>P_ID integer</text:p>
      <text:p text:style-name="P2"><text:s text:c="2"/>size int</text:p>
      <text:p text:style-name="P2"><text:s text:c="2"/>price decimal</text:p>
      <text:p text:style-name="P2"><text:s text:c="2"/>stock_level integer</text:p>
      <text:p text:style-name="P2"><text:s text:c="2"/>stock_status set</text:p>
      <text:p text:style-name="P2">}</text:p>
      <text:p text:style-name="P2"/>
      <text:p text:style-name="P2">Table orders {</text:p>
      <text:p text:style-name="P2"><text:s text:c="2"/>O_ID integer [primary key]</text:p>
      <text:p text:style-name="P2"><text:s text:c="2"/>C_ID integer</text:p>
      <text:p text:style-name="P2"><text:s text:c="2"/>order_date datetime</text:p>
      <text:p text:style-name="P2"><text:s text:c="2"/>ordered_by int</text:p>
      <text:p text:style-name="P2"><text:s text:c="2"/>shipping_address varchar</text:p>
      <text:p text:style-name="P2"><text:s text:c="2"/>subtotal decimal</text:p>
      <text:p text:style-name="P2"><text:s text:c="2"/>delivery_charge decimal</text:p>
      <text:p text:style-name="P2"><text:s text:c="2"/>total_payment decimal</text:p>
      <text:p text:style-name="P2"><text:s text:c="2"/>payment_status set</text:p>
      <text:p text:style-name="P2">}</text:p>
      <text:p text:style-name="P2"/>
      <text:p text:style-name="P2">Table ordered_items {</text:p>
      <text:p text:style-name="P2"><text:s text:c="2"/>OI_ID integer [primary key]</text:p>
      <text:p text:style-name="P2"><text:s text:c="2"/>O_ID integer</text:p>
      <text:p text:style-name="P2"><text:s text:c="2"/>I_ID integer</text:p>
      <text:p text:style-name="P2"><text:s text:c="2"/>quantity integer</text:p>
      <text:p text:style-name="P2"/>
      <text:p text:style-name="P2">}</text:p>
      <text:p text:style-name="P2"/>
      <text:p text:style-name="P2">Table shipped {</text:p>
      <text:p text:style-name="P2"><text:s text:c="2"/>S_ID integer [primary key]</text:p>
      <text:p text:style-name="P2"><text:s text:c="2"/>O_ID integer</text:p>
      <text:p text:style-name="P2"><text:s text:c="2"/>shipped_date datetime</text:p>
      <text:p text:style-name="P2"><text:s text:c="2"/>shipped_by integer</text:p>
      <text:p text:style-name="P2"><text:s text:c="2"/>stationery_printed bool</text:p>
      <text:p text:style-name="P2"><text:s text:c="2"/>delivery_status set //set?</text:p>
      <text:p text:style-name="P2">}</text:p>
      <text:p text:style-name="P2"/>
      <text:p text:style-name="P2">Table shipped_items {</text:p>
      <text:p text:style-name="P2"><text:s text:c="2"/>SI_ID integer [primary key]</text:p>
      <text:p text:style-name="P2"><text:s text:c="2"/>S_ID integer</text:p>
      <text:p text:style-name="P2"><text:s text:c="2"/>I_ID integer</text:p>
      <text:p text:style-name="P2"><text:s text:c="2"/>quantity integer</text:p>
      <text:p text:style-name="P2">}</text:p>
      <text:p text:style-name="P2"/>
      <text:p text:style-name="P2"><text:soft-page-break/>Table incoming_orders { //ordered from supplier</text:p>
      <text:p text:style-name="P2"><text:s text:c="2"/>IN_ID integer [primary key]</text:p>
      <text:p text:style-name="P2"><text:s text:c="2"/>quantity integer</text:p>
      <text:p text:style-name="P2"><text:s text:c="2"/>order_date datetime</text:p>
      <text:p text:style-name="P2"><text:s text:c="2"/>ordered_by int</text:p>
      <text:p text:style-name="P2"><text:s text:c="2"/>expected_arrival date</text:p>
      <text:p text:style-name="P2"><text:s text:c="2"/>status set</text:p>
      <text:p text:style-name="P2"><text:s text:c="2"/>arrival_date date</text:p>
      <text:p text:style-name="P2">}</text:p>
      <text:p text:style-name="P2"/>
      <text:p text:style-name="P2">Table incoming_items {</text:p>
      <text:p text:style-name="P2"><text:s text:c="2"/>INI_ID integer [primary key]</text:p>
      <text:p text:style-name="P2"><text:s text:c="2"/>IN_ID integer</text:p>
      <text:p text:style-name="P2"><text:s text:c="2"/>I_ID integer</text:p>
      <text:p text:style-name="P2"><text:s text:c="2"/>quantity integer</text:p>
      <text:p text:style-name="P2">}</text:p>
      <text:p text:style-name="P2"/>
      <text:p text:style-name="P2">Table returns {</text:p>
      <text:p text:style-name="P2"><text:s text:c="2"/>R_ID int [primary key]</text:p>
      <text:p text:style-name="P2"><text:s text:c="2"/>C_ID int</text:p>
      <text:p text:style-name="P2"><text:s text:c="2"/>O_ID int</text:p>
      <text:p text:style-name="P2"><text:s text:c="2"/>return_list list // list of inventory items</text:p>
      <text:p text:style-name="P2"><text:s text:c="2"/>return_reason set</text:p>
      <text:p text:style-name="P2"><text:s text:c="2"/>refund_value decimal</text:p>
      <text:p text:style-name="P2"><text:s text:c="2"/>date_started datetime</text:p>
      <text:p text:style-name="P2"><text:s text:c="2"/>receipt_deadline date</text:p>
      <text:p text:style-name="P2"><text:s text:c="2"/>receipt_status bool [note: 'whether product was received in warehouse']</text:p>
      <text:p text:style-name="P2"><text:s text:c="2"/>receipt_date datetime</text:p>
      <text:p text:style-name="P2"><text:s text:c="2"/>receipt_admin integer</text:p>
      <text:p text:style-name="P2"><text:s text:c="2"/>refund_status bool</text:p>
      <text:p text:style-name="P2"><text:s text:c="2"/>refund_date datetime </text:p>
      <text:p text:style-name="P2"><text:s text:c="2"/>refund_admin integer</text:p>
      <text:p text:style-name="P2"/>
      <text:p text:style-name="P2">}</text:p>
      <text:p text:style-name="P2"/>
      <text:p text:style-name="P2">Table site_reviews {</text:p>
      <text:p text:style-name="P2"><text:s text:c="2"/>SR_ID int [primary key]</text:p>
      <text:p text:style-name="P2"><text:s text:c="2"/>C_ID int</text:p>
      <text:p text:style-name="P2"><text:s text:c="2"/>review_body text</text:p>
      <text:p text:style-name="P2"><text:s text:c="2"/>review_date date</text:p>
      <text:p text:style-name="P2">}</text:p>
      <text:p text:style-name="P2"/>
      <text:p text:style-name="P2">Table product_reviews {</text:p>
      <text:p text:style-name="P2"><text:s text:c="2"/>PR_ID int [primary key]</text:p>
      <text:p text:style-name="P2"><text:s text:c="2"/>C_ID int</text:p>
      <text:p text:style-name="P2"><text:s text:c="2"/>title varchar //optional</text:p>
      <text:p text:style-name="P2"><text:s text:c="2"/>review_body text</text:p>
      <text:p text:style-name="P2"><text:s text:c="2"/>rating set</text:p>
      <text:p text:style-name="P2"><text:s text:c="2"/>review_date date</text:p>
      <text:p text:style-name="P2">}</text:p>
      <text:p text:style-name="P2"/>
      <text:p text:style-name="P2"/>
      <text:p text:style-name="P2"><text:soft-page-break/>Ref: orders.C_ID &gt; customers.C_ID</text:p>
      <text:p text:style-name="P2">Ref: site_reviews.C_ID &gt; customers.C_ID</text:p>
      <text:p text:style-name="P2">Ref: product_reviews.C_ID &gt; customers.C_ID</text:p>
      <text:p text:style-name="P2">Ref: returns.C_ID &gt; customers.C_ID</text:p>
      <text:p text:style-name="P2">Ref: returns.return_list &lt;&gt; inventory.I_ID</text:p>
      <text:p text:style-name="P2">Ref: inventory.P_ID &gt; products.P_ID</text:p>
      <text:p text:style-name="P2">Ref: shipped.O_ID - orders.O_ID </text:p>
      <text:p text:style-name="P2">Ref: shipped.shipped_by &gt; admin.A_ID</text:p>
      <text:p text:style-name="P2">Ref: returns.receipt_admin &gt; admin.A_ID</text:p>
      <text:p text:style-name="P2">Ref: returns.refund_admin &gt; admin.A_ID</text:p>
      <text:p text:style-name="P2">Ref: returns.O_ID &gt; orders.O_ID</text:p>
      <text:p text:style-name="P2">Ref: incoming_orders.ordered_by &gt; admin.A_ID</text:p>
      <text:p text:style-name="P2">Ref: shipped_items.S_ID &gt; shipped.S_ID</text:p>
      <text:p text:style-name="P2">Ref: shipped_items.I_ID - inventory.I_ID</text:p>
      <text:p text:style-name="P2">Ref: incoming_items.I_ID &gt; inventory.I_ID</text:p>
      <text:p text:style-name="P2">Ref: incoming_items.IN_ID &gt; incoming_orders.IN_ID</text:p>
      <text:p text:style-name="P2">Ref: ordered_items.O_ID &gt; orders.O_ID</text:p>
      <text:p text:style-name="P2">Ref: ordered_items.I_ID &gt; inventory.I_ID</text:p>
      <text:p text:style-name="P2">Ref: cart.cart_ID &lt; products.P_ID</text:p>
      <text:p text:style-name="P2">Ref: favourites.C_ID &lt;&gt; customers.C_ID</text:p>
      <text:p text:style-name="P2">Ref: favourites.P_ID &lt; products.P_ID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7:22:30.500000000</meta:creation-date>
    <dc:date>2025-02-12T17:23:45.619000000</dc:date>
    <meta:editing-duration>PT1M15S</meta:editing-duration>
    <meta:editing-cycles>1</meta:editing-cycles>
    <meta:document-statistic meta:table-count="0" meta:image-count="0" meta:object-count="0" meta:page-count="4" meta:paragraph-count="155" meta:word-count="432" meta:character-count="3445" meta:non-whitespace-character-count="2972"/>
    <meta:generator>LibreOffice/24.8.4.2$Windows_X86_64 LibreOffice_project/bb3cfa12c7b1bf994ecc5649a80400d06cd71002</meta:generator>
  </office:meta>
</office:document-meta>
</file>